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Matchday</text:p>
          </table:table-cell>
          <table:table-cell office:value-type="string">
            <text:p>Home Team</text:p>
          </table:table-cell>
          <table:table-cell office:value-type="string">
            <text:p>Away Team</text:p>
          </table:table-cell>
          <table:table-cell office:value-type="string">
            <text:p>Goals Home</text:p>
          </table:table-cell>
          <table:table-cell office:value-type="string">
            <text:p>Goals Away</text:p>
          </table:table-cell>
          <table:table-cell office:value-type="string">
            <text:p>Points Home</text:p>
          </table:table-cell>
          <table:table-cell office:value-type="string">
            <text:p>Points Awa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ton Villa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ckburn Rovers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lton Wanderers</text:p>
          </table:table-cell>
          <table:table-cell office:value-type="string">
            <text:p>Fulha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lsea</text:p>
          </table:table-cell>
          <table:table-cell office:value-type="string">
            <text:p>West Bromwich Albi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verpool</text:p>
          </table:table-cell>
          <table:table-cell office:value-type="string">
            <text:p>Arsenal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chester United</text:p>
          </table:table-cell>
          <table:table-cell office:value-type="string">
            <text:p>Newcastle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derland</text:p>
          </table:table-cell>
          <table:table-cell office:value-type="string">
            <text:p>Birmingham City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ttenham Hotspur</text:p>
          </table:table-cell>
          <table:table-cell office:value-type="string">
            <text:p>Manchester Cit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gan Athletic</text:p>
          </table:table-cell>
          <table:table-cell office:value-type="string">
            <text:p>Blackpo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verhampton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senal</text:p>
          </table:table-cell>
          <table:table-cell office:value-type="string">
            <text:p>Blackpo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rmingham City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erton</text:p>
          </table:table-cell>
          <table:table-cell office:value-type="string">
            <text:p>Wolverhamp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ham</text:p>
          </table:table-cell>
          <table:table-cell office:value-type="string">
            <text:p>Manchester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chester City</text:p>
          </table:table-cell>
          <table:table-cell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castle United</text:p>
          </table:table-cell>
          <table:table-cell office:value-type="string">
            <text:p>Aston Vill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ke City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st Bromwich Albion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st Ham United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gan Athletic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ton Villa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burn Rovers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pool</text:p>
          </table:table-cell>
          <table:table-cell office:value-type="string">
            <text:p>Fulha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lton Wanderers</text:p>
          </table:table-cell>
          <table:table-cell office:value-type="string">
            <text:p>Birmingham City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lsea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verpool</text:p>
          </table:table-cell>
          <table:table-cell office:value-type="string">
            <text:p>West Bromwich Alb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chester United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nderland</text:p>
          </table:table-cell>
          <table:table-cell office:value-type="string">
            <text:p>Manchester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ttenham Hotspur</text:p>
          </table:table-cell>
          <table:table-cell office:value-type="string">
            <text:p>Wigan Athle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lverhampton</text:p>
          </table:table-cell>
          <table:table-cell office:value-type="string">
            <text:p>Newcastle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senal</text:p>
          </table:table-cell>
          <table:table-cell office:value-type="string">
            <text:p>Bolton Wandere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rmingham City</text:p>
          </table:table-cell>
          <table:table-cell office:value-type="string">
            <text:p>Liverpoo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verton</text:p>
          </table:table-cell>
          <table:table-cell office:value-type="string">
            <text:p>Manchester Unite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ham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chester City</text:p>
          </table:table-cell>
          <table:table-cell office:value-type="string">
            <text:p>Blackburn Rov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wcastle United</text:p>
          </table:table-cell>
          <table:table-cell office:value-type="string">
            <text:p>Blackp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ke City</text:p>
          </table:table-cell>
          <table:table-cell office:value-type="string">
            <text:p>Aston Vil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st Bromwich Albion</text:p>
          </table:table-cell>
          <table:table-cell office:value-type="string">
            <text:p>Tottenham Hotspu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st Ham United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gan Athletic</text:p>
          </table:table-cell>
          <table:table-cell office:value-type="string">
            <text:p>Sunderlan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ton Villa</text:p>
          </table:table-cell>
          <table:table-cell office:value-type="string">
            <text:p>Bolton Wander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ackburn Rovers</text:p>
          </table:table-cell>
          <table:table-cell office:value-type="string">
            <text:p>Fulham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lsea</text:p>
          </table:table-cell>
          <table:table-cell office:value-type="string">
            <text:p>Blackpo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verton</text:p>
          </table:table-cell>
          <table:table-cell office:value-type="string">
            <text:p>Newcastle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nchester United</text:p>
          </table:table-cell>
          <table:table-cell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oke City</text:p>
          </table:table-cell>
          <table:table-cell office:value-type="string">
            <text:p>West Ham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nderland</text:p>
          </table:table-cell>
          <table:table-cell office:value-type="string">
            <text:p>Arsenal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ttenham Hotspur</text:p>
          </table:table-cell>
          <table:table-cell office:value-type="string">
            <text:p>Wolverhampt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st Bromwich Albion</text:p>
          </table:table-cell>
          <table:table-cell office:value-type="string">
            <text:p>Birmingham C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igan Athletic</text:p>
          </table:table-cell>
          <table:table-cell office:value-type="string">
            <text:p>Manchester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senal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irmingham City</text:p>
          </table:table-cell>
          <table:table-cell office:value-type="string">
            <text:p>Wigan Athleti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ackpool</text:p>
          </table:table-cell>
          <table:table-cell office:value-type="string">
            <text:p>Blackburn Rov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lton Wanderers</text:p>
          </table:table-cell>
          <table:table-cell office:value-type="string">
            <text:p>Manchester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ham</text:p>
          </table:table-cell>
          <table:table-cell office:value-type="string">
            <text:p>Ever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verpool</text:p>
          </table:table-cell>
          <table:table-cell office:value-type="string">
            <text:p>Sunderla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chester City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ewcastle United</text:p>
          </table:table-cell>
          <table:table-cell office:value-type="string">
            <text:p>Stoke C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st Ham United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lverhampton</text:p>
          </table:table-cell>
          <table:table-cell office:value-type="string">
            <text:p>Aston Vil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irmingham City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lsea</text:p>
          </table:table-cell>
          <table:table-cell office:value-type="string">
            <text:p>Arsena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verpool</text:p>
          </table:table-cell>
          <table:table-cell office:value-type="string">
            <text:p>Blackp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nchester City</text:p>
          </table:table-cell>
          <table:table-cell office:value-type="string">
            <text:p>Newcastle Unite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oke City</text:p>
          </table:table-cell>
          <table:table-cell office:value-type="string">
            <text:p>Blackburn Rov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nderland</text:p>
          </table:table-cell>
          <table:table-cell office:value-type="string">
            <text:p>Manchester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ttenham Hotspur</text:p>
          </table:table-cell>
          <table:table-cell office:value-type="string">
            <text:p>Aston Vil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st Bromwich Albion</text:p>
          </table:table-cell>
          <table:table-cell office:value-type="string">
            <text:p>Bolton Wander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st Ham United</text:p>
          </table:table-cell>
          <table:table-cell office:value-type="string">
            <text:p>Fulham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gan Athletic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rsenal</text:p>
          </table:table-cell>
          <table:table-cell office:value-type="string">
            <text:p>Birmingham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ston Villa</text:p>
          </table:table-cell>
          <table:table-cell office:value-type="string">
            <text:p>Chelse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ackburn Rovers</text:p>
          </table:table-cell>
          <table:table-cell office:value-type="string">
            <text:p>Sunderl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ackpool</text:p>
          </table:table-cell>
          <table:table-cell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lton Wanderers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verton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lham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nchester United</text:p>
          </table:table-cell>
          <table:table-cell office:value-type="string">
            <text:p>West Bromwich Alb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castle United</text:p>
          </table:table-cell>
          <table:table-cell office:value-type="string">
            <text:p>Wigan Athleti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olverhampton</text:p>
          </table:table-cell>
          <table:table-cell office:value-type="string">
            <text:p>West Ham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irmingham City</text:p>
          </table:table-cell>
          <table:table-cell office:value-type="string">
            <text:p>Blackp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elsea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iverpool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nchester City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oke City</text:p>
          </table:table-cell>
          <table:table-cell office:value-type="string">
            <text:p>Manchester Unit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nderland</text:p>
          </table:table-cell>
          <table:table-cell office:value-type="string">
            <text:p>Aston Vil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ttenham Hotspur</text:p>
          </table:table-cell>
          <table:table-cell office:value-type="string">
            <text:p>Ever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st Bromwich Albion</text:p>
          </table:table-cell>
          <table:table-cell office:value-type="string">
            <text:p>Fulha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st Ham United</text:p>
          </table:table-cell>
          <table:table-cell office:value-type="string">
            <text:p>Newcastle Unit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gan Athletic</text:p>
          </table:table-cell>
          <table:table-cell office:value-type="string">
            <text:p>Bolton Wander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rsenal</text:p>
          </table:table-cell>
          <table:table-cell office:value-type="string">
            <text:p>West Ham Uni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ston Villa</text:p>
          </table:table-cell>
          <table:table-cell office:value-type="string">
            <text:p>Birmingham Cit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lackburn Rovers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lackpool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olton Wanderers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verton</text:p>
          </table:table-cell>
          <table:table-cell office:value-type="string">
            <text:p>Stoke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lham</text:p>
          </table:table-cell>
          <table:table-cell office:value-type="string">
            <text:p>Wigan Athlet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nchester United</text:p>
          </table:table-cell>
          <table:table-cell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castle United</text:p>
          </table:table-cell>
          <table:table-cell office:value-type="string">
            <text:p>Sunderla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olverhampton</text:p>
          </table:table-cell>
          <table:table-cell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senal</text:p>
          </table:table-cell>
          <table:table-cell office:value-type="string">
            <text:p>Newcastle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irmingham City</text:p>
          </table:table-cell>
          <table:table-cell office:value-type="string">
            <text:p>West Ham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lackburn Rovers</text:p>
          </table:table-cell>
          <table:table-cell office:value-type="string">
            <text:p>Wigan Athleti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lackpool</text:p>
          </table:table-cell>
          <table:table-cell office:value-type="string">
            <text:p>Evert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olton Wanderers</text:p>
          </table:table-cell>
          <table:table-cell office:value-type="string">
            <text:p>Tottenham Hotspu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ham</text:p>
          </table:table-cell>
          <table:table-cell office:value-type="string">
            <text:p>Aston Vill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erpool</text:p>
          </table:table-cell>
          <table:table-cell office:value-type="string">
            <text:p>Chelse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nchester United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nderland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est Bromwich Albion</text:p>
          </table:table-cell>
          <table:table-cell office:value-type="string">
            <text:p>Manchester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ston Villa</text:p>
          </table:table-cell>
          <table:table-cell office:value-type="string">
            <text:p>Blackp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elsea</text:p>
          </table:table-cell>
          <table:table-cell office:value-type="string">
            <text:p>Fulh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verton</text:p>
          </table:table-cell>
          <table:table-cell office:value-type="string">
            <text:p>Bolton Wander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nchester City</text:p>
          </table:table-cell>
          <table:table-cell office:value-type="string">
            <text:p>Manchester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wcastle United</text:p>
          </table:table-cell>
          <table:table-cell office:value-type="string">
            <text:p>Blackburn Rov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oke City</text:p>
          </table:table-cell>
          <table:table-cell office:value-type="string">
            <text:p>Birmingham Ci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ttenham Hotspur</text:p>
          </table:table-cell>
          <table:table-cell office:value-type="string">
            <text:p>Sunderlan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est Ham United</text:p>
          </table:table-cell>
          <table:table-cell office:value-type="string">
            <text:p>West Bromwich Alb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gan Athletic</text:p>
          </table:table-cell>
          <table:table-cell office:value-type="string">
            <text:p>Liverpool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olverhampton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ston Villa</text:p>
          </table:table-cell>
          <table:table-cell office:value-type="string">
            <text:p>Manchester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elsea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verton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nchester City</text:p>
          </table:table-cell>
          <table:table-cell office:value-type="string">
            <text:p>Birmingham Cit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ewcastle United</text:p>
          </table:table-cell>
          <table:table-cell office:value-type="string">
            <text:p>Fulha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oke City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ttenham Hotspur</text:p>
          </table:table-cell>
          <table:table-cell office:value-type="string">
            <text:p>Blackburn Rove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t Ham United</text:p>
          </table:table-cell>
          <table:table-cell office:value-type="string">
            <text:p>Blackpoo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gan Athletic</text:p>
          </table:table-cell>
          <table:table-cell office:value-type="string">
            <text:p>West Bromwich Alb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olverhampton</text:p>
          </table:table-cell>
          <table:table-cell office:value-type="string">
            <text:p>Bolton Wander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senal</text:p>
          </table:table-cell>
          <table:table-cell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rmingham City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lackburn Rovers</text:p>
          </table:table-cell>
          <table:table-cell office:value-type="string">
            <text:p>Aston Vil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lackpool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olton Wanderers</text:p>
          </table:table-cell>
          <table:table-cell office:value-type="string">
            <text:p>Newcastle Unite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ulham</text:p>
          </table:table-cell>
          <table:table-cell office:value-type="string">
            <text:p>Manchester Cit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iverpool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chester United</text:p>
          </table:table-cell>
          <table:table-cell office:value-type="string">
            <text:p>Wigan Athlet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nderland</text:p>
          </table:table-cell>
          <table:table-cell office:value-type="string">
            <text:p>Evert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est Bromwich Albion</text:p>
          </table:table-cell>
          <table:table-cell office:value-type="string">
            <text:p>Stoke Cit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ton Villa</text:p>
          </table:table-cell>
          <table:table-cell office:value-type="string">
            <text:p>Arsen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lton Wanderers</text:p>
          </table:table-cell>
          <table:table-cell office:value-type="string">
            <text:p>Blackpo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verton</text:p>
          </table:table-cell>
          <table:table-cell office:value-type="string">
            <text:p>West Bromwich Alb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ulham</text:p>
          </table:table-cell>
          <table:table-cell office:value-type="string">
            <text:p>Birmingham City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nchester United</text:p>
          </table:table-cell>
          <table:table-cell office:value-type="string">
            <text:p>Blackburn Rover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wcastle United</text:p>
          </table:table-cell>
          <table:table-cell office:value-type="string">
            <text:p>Chelse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oke City</text:p>
          </table:table-cell>
          <table:table-cell office:value-type="string">
            <text:p>Manchester City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ttenham Hotspur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est Ham United</text:p>
          </table:table-cell>
          <table:table-cell office:value-type="string">
            <text:p>Wigan Athleti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lverhampton</text:p>
          </table:table-cell>
          <table:table-cell office:value-type="string">
            <text:p>Sunder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senal</text:p>
          </table:table-cell>
          <table:table-cell office:value-type="string">
            <text:p>Fulha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irmingham City</text:p>
          </table:table-cell>
          <table:table-cell office:value-type="string">
            <text:p>Tottenham Hotspu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lackburn Rovers</text:p>
          </table:table-cell>
          <table:table-cell office:value-type="string">
            <text:p>Wolverhampt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lackpool</text:p>
          </table:table-cell>
          <table:table-cell office:value-type="string">
            <text:p>Manchester Unit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elsea</text:p>
          </table:table-cell>
          <table:table-cell office:value-type="string">
            <text:p>Ever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verpool</text:p>
          </table:table-cell>
          <table:table-cell office:value-type="string">
            <text:p>Aston Vill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nchester City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nderland</text:p>
          </table:table-cell>
          <table:table-cell office:value-type="string">
            <text:p>West Ham Uni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st Bromwich Albion</text:p>
          </table:table-cell>
          <table:table-cell office:value-type="string">
            <text:p>Newcastle Unite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gan Athletic</text:p>
          </table:table-cell>
          <table:table-cell office:value-type="string">
            <text:p>Stoke City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ton Villa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olton Wanderers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verton</text:p>
          </table:table-cell>
          <table:table-cell office:value-type="string">
            <text:p>Wigan Athleti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ulham</text:p>
          </table:table-cell>
          <table:table-cell office:value-type="string">
            <text:p>Sunderl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nchester United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ewcastle United</text:p>
          </table:table-cell>
          <table:table-cell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oke City</text:p>
          </table:table-cell>
          <table:table-cell office:value-type="string">
            <text:p>Blackp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ttenham Hotspur</text:p>
          </table:table-cell>
          <table:table-cell office:value-type="string">
            <text:p>Chelse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st Ham United</text:p>
          </table:table-cell>
          <table:table-cell office:value-type="string">
            <text:p>Manchester Cit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olverhampton</text:p>
          </table:table-cell>
          <table:table-cell office:value-type="string">
            <text:p>Birmingham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senal</text:p>
          </table:table-cell>
          <table:table-cell office:value-type="string">
            <text:p>Stoke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irmingham City</text:p>
          </table:table-cell>
          <table:table-cell office:value-type="string">
            <text:p>Newcastle Unit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lackburn Rovers</text:p>
          </table:table-cell>
          <table:table-cell office:value-type="string">
            <text:p>West Ham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lackpool</text:p>
          </table:table-cell>
          <table:table-cell office:value-type="string">
            <text:p>Tottenham Hotspu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helsea</text:p>
          </table:table-cell>
          <table:table-cell office:value-type="string">
            <text:p>Manchester Unite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iverpool</text:p>
          </table:table-cell>
          <table:table-cell office:value-type="string">
            <text:p>Fulh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nchester City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nderland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st Bromwich Albion</text:p>
          </table:table-cell>
          <table:table-cell office:value-type="string">
            <text:p>Wolverhamp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igan Athletic</text:p>
          </table:table-cell>
          <table:table-cell office:value-type="string">
            <text:p>Aston Vil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rsenal</text:p>
          </table:table-cell>
          <table:table-cell office:value-type="string">
            <text:p>Chelse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ston Villa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lackburn Rovers</text:p>
          </table:table-cell>
          <table:table-cell office:value-type="string">
            <text:p>Stoke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lackpool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olton Wanderers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verton</text:p>
          </table:table-cell>
          <table:table-cell office:value-type="string">
            <text:p>Birmingham City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ulham</text:p>
          </table:table-cell>
          <table:table-cell office:value-type="string">
            <text:p>West Ham Unit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nchester United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castle United</text:p>
          </table:table-cell>
          <table:table-cell office:value-type="string">
            <text:p>Manchester Cit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olverhampton</text:p>
          </table:table-cell>
          <table:table-cell office:value-type="string">
            <text:p>Wigan Athlet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irmingham City</text:p>
          </table:table-cell>
          <table:table-cell office:value-type="string">
            <text:p>Manchester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helsea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iverpool</text:p>
          </table:table-cell>
          <table:table-cell office:value-type="string">
            <text:p>Wolverhamp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nchester City</text:p>
          </table:table-cell>
          <table:table-cell office:value-type="string">
            <text:p>Aston Vill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toke City</text:p>
          </table:table-cell>
          <table:table-cell office:value-type="string">
            <text:p>Fulh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nderland</text:p>
          </table:table-cell>
          <table:table-cell office:value-type="string">
            <text:p>Blackp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ottenham Hotspur</text:p>
          </table:table-cell>
          <table:table-cell office:value-type="string">
            <text:p>Newcastle Unit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est Bromwich Albion</text:p>
          </table:table-cell>
          <table:table-cell office:value-type="string">
            <text:p>Blackburn Rov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est Ham United</text:p>
          </table:table-cell>
          <table:table-cell office:value-type="string">
            <text:p>Ever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igan Athletic</text:p>
          </table:table-cell>
          <table:table-cell office:value-type="string">
            <text:p>Arsena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irmingham City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elsea</text:p>
          </table:table-cell>
          <table:table-cell office:value-type="string">
            <text:p>Aston Vill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verpool</text:p>
          </table:table-cell>
          <table:table-cell office:value-type="string">
            <text:p>Bolton Wander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nchester City</text:p>
          </table:table-cell>
          <table:table-cell office:value-type="string">
            <text:p>Blackp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oke City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nderland</text:p>
          </table:table-cell>
          <table:table-cell office:value-type="string">
            <text:p>Blackburn Rov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ttenham Hotspur</text:p>
          </table:table-cell>
          <table:table-cell office:value-type="string">
            <text:p>Fulh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est Bromwich Albion</text:p>
          </table:table-cell>
          <table:table-cell office:value-type="string">
            <text:p>Manchester Unit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est Ham United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igan Athletic</text:p>
          </table:table-cell>
          <table:table-cell office:value-type="string">
            <text:p>Newcastle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senal</text:p>
          </table:table-cell>
          <table:table-cell office:value-type="string">
            <text:p>Manchester Cit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ston Villa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lackburn Rovers</text:p>
          </table:table-cell>
          <table:table-cell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lackpool</text:p>
          </table:table-cell>
          <table:table-cell office:value-type="string">
            <text:p>Birmingham C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olton Wanderers</text:p>
          </table:table-cell>
          <table:table-cell office:value-type="string">
            <text:p>Wigan Athletic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verton</text:p>
          </table:table-cell>
          <table:table-cell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ulham</text:p>
          </table:table-cell>
          <table:table-cell office:value-type="string">
            <text:p>West Bromwich Alb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nchester United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wcastle United</text:p>
          </table:table-cell>
          <table:table-cell office:value-type="string">
            <text:p>West Ham Unite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olverhampton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irmingham City</text:p>
          </table:table-cell>
          <table:table-cell office:value-type="string">
            <text:p>Aston Vill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elsea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iverpool</text:p>
          </table:table-cell>
          <table:table-cell office:value-type="string">
            <text:p>Evert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nchester City</text:p>
          </table:table-cell>
          <table:table-cell office:value-type="string">
            <text:p>Wolverhampton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toke City</text:p>
          </table:table-cell>
          <table:table-cell office:value-type="string">
            <text:p>Bolton Wander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nderland</text:p>
          </table:table-cell>
          <table:table-cell office:value-type="string">
            <text:p>Newcastle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ttenham Hotspur</text:p>
          </table:table-cell>
          <table:table-cell office:value-type="string">
            <text:p>Manchester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t Bromwich Albion</text:p>
          </table:table-cell>
          <table:table-cell office:value-type="string">
            <text:p>Blackp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t Ham United</text:p>
          </table:table-cell>
          <table:table-cell office:value-type="string">
            <text:p>Arse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igan Athletic</text:p>
          </table:table-cell>
          <table:table-cell office:value-type="string">
            <text:p>Fulham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senal</text:p>
          </table:table-cell>
          <table:table-cell office:value-type="string">
            <text:p>Wigan Athlet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ston Villa</text:p>
          </table:table-cell>
          <table:table-cell office:value-type="string">
            <text:p>Manchester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lackburn Rovers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lackpool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olton Wanderers</text:p>
          </table:table-cell>
          <table:table-cell office:value-type="string">
            <text:p>Chelse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verton</text:p>
          </table:table-cell>
          <table:table-cell office:value-type="string">
            <text:p>West Ham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ulham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nchester United</text:p>
          </table:table-cell>
          <table:table-cell office:value-type="string">
            <text:p>Birmingham Cit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ewcastle United</text:p>
          </table:table-cell>
          <table:table-cell office:value-type="string">
            <text:p>Tottenham Hotspur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olverhampton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rsenal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irmingham City</text:p>
          </table:table-cell>
          <table:table-cell office:value-type="string">
            <text:p>Manchester City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lackburn Rovers</text:p>
          </table:table-cell>
          <table:table-cell office:value-type="string">
            <text:p>Tottenham Hotsp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lackpool</text:p>
          </table:table-cell>
          <table:table-cell office:value-type="string">
            <text:p>West Ham Unit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olton Wanderers</text:p>
          </table:table-cell>
          <table:table-cell office:value-type="string">
            <text:p>Wolverhamp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ulham</text:p>
          </table:table-cell>
          <table:table-cell office:value-type="string">
            <text:p>Newcastle Uni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verpool</text:p>
          </table:table-cell>
          <table:table-cell office:value-type="string">
            <text:p>Stoke Cit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nchester United</text:p>
          </table:table-cell>
          <table:table-cell office:value-type="string">
            <text:p>Aston Vil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nderland</text:p>
          </table:table-cell>
          <table:table-cell office:value-type="string">
            <text:p>Chelse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est Bromwich Albion</text:p>
          </table:table-cell>
          <table:table-cell office:value-type="string">
            <text:p>Wigan Athleti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ston Villa</text:p>
          </table:table-cell>
          <table:table-cell office:value-type="string">
            <text:p>Fulha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helsea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verton</text:p>
          </table:table-cell>
          <table:table-cell office:value-type="string">
            <text:p>Blackpool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nchester City</text:p>
          </table:table-cell>
          <table:table-cell office:value-type="string">
            <text:p>West Bromwich Alb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wcastle United</text:p>
          </table:table-cell>
          <table:table-cell office:value-type="string">
            <text:p>Arsenal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oke City</text:p>
          </table:table-cell>
          <table:table-cell office:value-type="string">
            <text:p>Sunderl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ttenham Hotspur</text:p>
          </table:table-cell>
          <table:table-cell office:value-type="string">
            <text:p>Bolton Wander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est Ham United</text:p>
          </table:table-cell>
          <table:table-cell office:value-type="string">
            <text:p>Birmingham C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igan Athletic</text:p>
          </table:table-cell>
          <table:table-cell office:value-type="string">
            <text:p>Blackburn Rover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olverhampton</text:p>
          </table:table-cell>
          <table:table-cell office:value-type="string">
            <text:p>Manchester Unite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senal</text:p>
          </table:table-cell>
          <table:table-cell office:value-type="string">
            <text:p>Wolverhamp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irmingham City</text:p>
          </table:table-cell>
          <table:table-cell office:value-type="string">
            <text:p>Stoke C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lackburn Rovers</text:p>
          </table:table-cell>
          <table:table-cell office:value-type="string">
            <text:p>Newcastle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lackpool</text:p>
          </table:table-cell>
          <table:table-cell office:value-type="string">
            <text:p>Aston Vill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olton Wanderers</text:p>
          </table:table-cell>
          <table:table-cell office:value-type="string">
            <text:p>Ever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ulham</text:p>
          </table:table-cell>
          <table:table-cell office:value-type="string">
            <text:p>Chelse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iverpool</text:p>
          </table:table-cell>
          <table:table-cell office:value-type="string">
            <text:p>Wigan Athletic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nchester United</text:p>
          </table:table-cell>
          <table:table-cell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nderland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est Bromwich Albion</text:p>
          </table:table-cell>
          <table:table-cell office:value-type="string">
            <text:p>West Ham Unite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ston Villa</text:p>
          </table:table-cell>
          <table:table-cell office:value-type="string">
            <text:p>Blackburn Rove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helsea</text:p>
          </table:table-cell>
          <table:table-cell office:value-type="string">
            <text:p>Birmingham C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verton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nchester City</text:p>
          </table:table-cell>
          <table:table-cell office:value-type="string">
            <text:p>Fulham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wcastle United</text:p>
          </table:table-cell>
          <table:table-cell office:value-type="string">
            <text:p>Bolton Wander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oke City</text:p>
          </table:table-cell>
          <table:table-cell office:value-type="string">
            <text:p>West Bromwich Albi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ttenham Hotspur</text:p>
          </table:table-cell>
          <table:table-cell office:value-type="string">
            <text:p>Arsenal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est Ham United</text:p>
          </table:table-cell>
          <table:table-cell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igan Athletic</text:p>
          </table:table-cell>
          <table:table-cell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olverhampton</text:p>
          </table:table-cell>
          <table:table-cell office:value-type="string">
            <text:p>Blackpo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senal</text:p>
          </table:table-cell>
          <table:table-cell office:value-type="string">
            <text:p>Sunderl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irmingham City</text:p>
          </table:table-cell>
          <table:table-cell office:value-type="string">
            <text:p>West Bromwich Alb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lackpool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lton Wanderers</text:p>
          </table:table-cell>
          <table:table-cell office:value-type="string">
            <text:p>Aston Vil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ulham</text:p>
          </table:table-cell>
          <table:table-cell office:value-type="string">
            <text:p>Blackburn Rov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iverpool</text:p>
          </table:table-cell>
          <table:table-cell office:value-type="string">
            <text:p>Manchester Unite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nchester City</text:p>
          </table:table-cell>
          <table:table-cell office:value-type="string">
            <text:p>Wigan Athlet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castle United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est Ham United</text:p>
          </table:table-cell>
          <table:table-cell office:value-type="string">
            <text:p>Stoke Ci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olverhampton</text:p>
          </table:table-cell>
          <table:table-cell office:value-type="string">
            <text:p>Tottenham Hotspur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ston Villa</text:p>
          </table:table-cell>
          <table:table-cell office:value-type="string">
            <text:p>Wolverhamp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lackburn Rovers</text:p>
          </table:table-cell>
          <table:table-cell office:value-type="string">
            <text:p>Blackpo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elsea</text:p>
          </table:table-cell>
          <table:table-cell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verton</text:p>
          </table:table-cell>
          <table:table-cell office:value-type="string">
            <text:p>Fulha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nchester United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toke City</text:p>
          </table:table-cell>
          <table:table-cell office:value-type="string">
            <text:p>Newcastle Unite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nderland</text:p>
          </table:table-cell>
          <table:table-cell office:value-type="string">
            <text:p>Liverp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ttenham Hotspur</text:p>
          </table:table-cell>
          <table:table-cell office:value-type="string">
            <text:p>West Ham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est Bromwich Albion</text:p>
          </table:table-cell>
          <table:table-cell office:value-type="string">
            <text:p>Arsena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igan Athletic</text:p>
          </table:table-cell>
          <table:table-cell office:value-type="string">
            <text:p>Birmingham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rsenal</text:p>
          </table:table-cell>
          <table:table-cell office:value-type="string">
            <text:p>Blackburn Rove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irmingham City</text:p>
          </table:table-cell>
          <table:table-cell office:value-type="string">
            <text:p>Bolton Wandere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verton</text:p>
          </table:table-cell>
          <table:table-cell office:value-type="string">
            <text:p>Aston Vill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ulham</text:p>
          </table:table-cell>
          <table:table-cell office:value-type="string">
            <text:p>Blackp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nchester City</text:p>
          </table:table-cell>
          <table:table-cell office:value-type="string">
            <text:p>Sunderlan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castle United</text:p>
          </table:table-cell>
          <table:table-cell office:value-type="string">
            <text:p>Wolverhampt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oke City</text:p>
          </table:table-cell>
          <table:table-cell office:value-type="string">
            <text:p>Chelsea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est Bromwich Albion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est Ham United</text:p>
          </table:table-cell>
          <table:table-cell office:value-type="string">
            <text:p>Manchester Unit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igan Athletic</text:p>
          </table:table-cell>
          <table:table-cell office:value-type="string">
            <text:p>Tottenham Hotspu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ton Villa</text:p>
          </table:table-cell>
          <table:table-cell office:value-type="string">
            <text:p>Newcastle Uni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lackburn Rovers</text:p>
          </table:table-cell>
          <table:table-cell office:value-type="string">
            <text:p>Birmingham City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lackpool</text:p>
          </table:table-cell>
          <table:table-cell office:value-type="string">
            <text:p>Arsen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lton Wanderers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helsea</text:p>
          </table:table-cell>
          <table:table-cell office:value-type="string">
            <text:p>Wigan Athlet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verpool</text:p>
          </table:table-cell>
          <table:table-cell office:value-type="string">
            <text:p>Manchester Ci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nchester United</text:p>
          </table:table-cell>
          <table:table-cell office:value-type="string">
            <text:p>Fulha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nderland</text:p>
          </table:table-cell>
          <table:table-cell office:value-type="string">
            <text:p>West Bromwich Alb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ottenham Hotspur</text:p>
          </table:table-cell>
          <table:table-cell office:value-type="string">
            <text:p>Stoke Ci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olverhampton</text:p>
          </table:table-cell>
          <table:table-cell office:value-type="string">
            <text:p>Evert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rsenal</text:p>
          </table:table-cell>
          <table:table-cell office:value-type="string">
            <text:p>Liverpool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irmingham City</text:p>
          </table:table-cell>
          <table:table-cell office:value-type="string">
            <text:p>Sunder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ckpool</text:p>
          </table:table-cell>
          <table:table-cell office:value-type="string">
            <text:p>Wigan Athlet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verton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ulham</text:p>
          </table:table-cell>
          <table:table-cell office:value-type="string">
            <text:p>Bolton Wander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nchester City</text:p>
          </table:table-cell>
          <table:table-cell office:value-type="string">
            <text:p>Tottenham Hotsp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ewcastle United</text:p>
          </table:table-cell>
          <table:table-cell office:value-type="string">
            <text:p>Manchester Unite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toke City</text:p>
          </table:table-cell>
          <table:table-cell office:value-type="string">
            <text:p>Wolverhampt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est Bromwich Albion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est Ham United</text:p>
          </table:table-cell>
          <table:table-cell office:value-type="string">
            <text:p>Aston Vil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ston Villa</text:p>
          </table:table-cell>
          <table:table-cell office:value-type="string">
            <text:p>Stoke City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lackburn Rovers</text:p>
          </table:table-cell>
          <table:table-cell office:value-type="string">
            <text:p>Manchester C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lackpool</text:p>
          </table:table-cell>
          <table:table-cell office:value-type="string">
            <text:p>Newcastle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lton Wanderers</text:p>
          </table:table-cell>
          <table:table-cell office:value-type="string">
            <text:p>Arsen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helsea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iverpool</text:p>
          </table:table-cell>
          <table:table-cell office:value-type="string">
            <text:p>Birmingham Cit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nchester United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nderland</text:p>
          </table:table-cell>
          <table:table-cell office:value-type="string">
            <text:p>Wigan Athleti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ttenham Hotspur</text:p>
          </table:table-cell>
          <table:table-cell office:value-type="string">
            <text:p>West Bromwich Alb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olverhampton</text:p>
          </table:table-cell>
          <table:table-cell office:value-type="string">
            <text:p>Fulham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rsenal</text:p>
          </table:table-cell>
          <table:table-cell office:value-type="string">
            <text:p>Manchester Uni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irmingham City</text:p>
          </table:table-cell>
          <table:table-cell office:value-type="string">
            <text:p>Wolverhamp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lackburn Rovers</text:p>
          </table:table-cell>
          <table:table-cell office:value-type="string">
            <text:p>Bolton Wander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lackpool</text:p>
          </table:table-cell>
          <table:table-cell office:value-type="string">
            <text:p>Stoke Cit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elsea</text:p>
          </table:table-cell>
          <table:table-cell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verpool</text:p>
          </table:table-cell>
          <table:table-cell office:value-type="string">
            <text:p>Newcastle Unit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nchester City</text:p>
          </table:table-cell>
          <table:table-cell office:value-type="string">
            <text:p>West Ham Unite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nderland</text:p>
          </table:table-cell>
          <table:table-cell office:value-type="string">
            <text:p>Fulha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st Bromwich Albion</text:p>
          </table:table-cell>
          <table:table-cell office:value-type="string">
            <text:p>Aston Vil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igan Athletic</text:p>
          </table:table-cell>
          <table:table-cell office:value-type="string">
            <text:p>Evert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ston Villa</text:p>
          </table:table-cell>
          <table:table-cell office:value-type="string">
            <text:p>Wigan Athletic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lton Wanderers</text:p>
          </table:table-cell>
          <table:table-cell office:value-type="string">
            <text:p>Sunder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verton</text:p>
          </table:table-cell>
          <table:table-cell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ulham</text:p>
          </table:table-cell>
          <table:table-cell office:value-type="string">
            <text:p>Liverpoo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nchester United</text:p>
          </table:table-cell>
          <table:table-cell office:value-type="string">
            <text:p>Chelse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ewcastle United</text:p>
          </table:table-cell>
          <table:table-cell office:value-type="string">
            <text:p>Birmingham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toke City</text:p>
          </table:table-cell>
          <table:table-cell office:value-type="string">
            <text:p>Arsen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ttenham Hotspur</text:p>
          </table:table-cell>
          <table:table-cell office:value-type="string">
            <text:p>Blackpool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 Ham United</text:p>
          </table:table-cell>
          <table:table-cell office:value-type="string">
            <text:p>Blackburn Rover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olverhampton</text:p>
          </table:table-cell>
          <table:table-cell office:value-type="string">
            <text:p>West Bromwich Alb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rsenal</text:p>
          </table:table-cell>
          <table:table-cell office:value-type="string">
            <text:p>Aston Vil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irmingham City</text:p>
          </table:table-cell>
          <table:table-cell office:value-type="string">
            <text:p>Fulh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lackburn Rovers</text:p>
          </table:table-cell>
          <table:table-cell office:value-type="string">
            <text:p>Manchester United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lackpool</text:p>
          </table:table-cell>
          <table:table-cell office:value-type="string">
            <text:p>Bolton Wanderer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elsea</text:p>
          </table:table-cell>
          <table:table-cell office:value-type="string">
            <text:p>Newcastle Unit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iverpool</text:p>
          </table:table-cell>
          <table:table-cell office:value-type="string">
            <text:p>Tottenham Hotsp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nchester City</text:p>
          </table:table-cell>
          <table:table-cell office:value-type="string">
            <text:p>Stoke Ci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nderland</text:p>
          </table:table-cell>
          <table:table-cell office:value-type="string">
            <text:p>Wolverhampt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st Bromwich Albion</text:p>
          </table:table-cell>
          <table:table-cell office:value-type="string">
            <text:p>Evert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igan Athletic</text:p>
          </table:table-cell>
          <table:table-cell office:value-type="string">
            <text:p>West Ham Unite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ston Villa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lton Wanderers</text:p>
          </table:table-cell>
          <table:table-cell office:value-type="string">
            <text:p>Manchester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verton</text:p>
          </table:table-cell>
          <table:table-cell office:value-type="string">
            <text:p>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ulham</text:p>
          </table:table-cell>
          <table:table-cell office:value-type="string">
            <text:p>Arsena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nchester United</text:p>
          </table:table-cell>
          <table:table-cell office:value-type="string">
            <text:p>Blackpo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ewcastle United</text:p>
          </table:table-cell>
          <table:table-cell office:value-type="string">
            <text:p>West Bromwich Albio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toke City</text:p>
          </table:table-cell>
          <table:table-cell office:value-type="string">
            <text:p>Wigan Athle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ottenham Hotspur</text:p>
          </table:table-cell>
          <table:table-cell office:value-type="string">
            <text:p>Birmingham C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est Ham United</text:p>
          </table:table-cell>
          <table:table-cell office:value-type="string">
            <text:p>Sunder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lverhampton</text:p>
          </table:table-cell>
          <table:table-cell office:value-type="string">
            <text:p>Blackburn Rov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SHARED_FORMULA_6_134_6_134_3" table:base-cell-address="" table:expression="IF([.$E135]&gt;[.$F135];3;IF([.$E135]&lt;[.$F135];0;1))"/>
        <table:named-expression table:name="SHARED_FORMULA_6_198_6_198_3" table:base-cell-address="" table:expression="IF([.$E199]&gt;[.$F199];3;IF([.$E199]&lt;[.$F199];0;1))"/>
        <table:named-expression table:name="SHARED_FORMULA_6_262_6_262_3" table:base-cell-address="" table:expression="IF([.$E263]&gt;[.$F263];3;IF([.$E263]&lt;[.$F263];0;1))"/>
        <table:named-expression table:name="SHARED_FORMULA_6_326_6_326_3" table:base-cell-address="" table:expression="IF([.$E327]&gt;[.$F327];3;IF([.$E327]&lt;[.$F327];0;1))"/>
        <table:named-expression table:name="SHARED_FORMULA_6_70_6_70_3" table:base-cell-address="" table:expression="IF([.$E71]&gt;[.$F71];3;IF([.$E71]&lt;[.$F71];0;1))"/>
        <table:named-expression table:name="SHARED_FORMULA_6_7_6_7_3" table:base-cell-address="" table:expression="IF([.$E8]&gt;[.$F8];3;IF([.$E8]&lt;[.$F8];0;1))"/>
        <table:named-expression table:name="SHARED_FORMULA_7_134_7_134_3" table:base-cell-address="" table:expression="IF([.$E135]&gt;[.$F135];0;IF([.$E135]&lt;[.$F135];3;1))"/>
        <table:named-expression table:name="SHARED_FORMULA_7_198_7_198_3" table:base-cell-address="" table:expression="IF([.$E199]&gt;[.$F199];0;IF([.$E199]&lt;[.$F199];3;1))"/>
        <table:named-expression table:name="SHARED_FORMULA_7_262_7_262_3" table:base-cell-address="" table:expression="IF([.$E263]&gt;[.$F263];0;IF([.$E263]&lt;[.$F263];3;1))"/>
        <table:named-expression table:name="SHARED_FORMULA_7_326_7_326_3" table:base-cell-address="" table:expression="IF([.$E327]&gt;[.$F327];0;IF([.$E327]&lt;[.$F327];3;1))"/>
        <table:named-expression table:name="SHARED_FORMULA_7_70_7_70_3" table:base-cell-address="" table:expression="IF([.$E71]&gt;[.$F71];0;IF([.$E71]&lt;[.$F71];3;1))"/>
        <table:named-expression table:name="SHARED_FORMULA_7_7_7_7_3" table:base-cell-address="" table:expression="IF([.$E8]&gt;[.$F8];0;IF([.$E8]&lt;[.$F8];3;1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percentage-style style:name="N132">
      <number:number number:decimal-places="1" number:min-integer-digits="1"/>
      <number:text>%</number:text>
    </number:percentage-style>
    <number:number-style style:name="N133">
      <number:number number:decimal-places="1" number:min-integer-digits="1" number:grouping="true"/>
    </number:number-style>
    <number:number-style style:name="N134">
      <number:text>(</number:text>
      <number:number number:decimal-places="0" number:min-integer-digits="1"/>
      <number:text>)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3-03-13T08:51:17</meta:creation-date>
    <dc:date>2013-03-13T08:52:25</dc:date>
    <dc:creator>carlos </dc:creator>
    <meta:editing-duration>P0D</meta:editing-duration>
    <meta:editing-cycles>1</meta:editing-cycles>
    <meta:document-statistic meta:table-count="3" meta:cell-count="2667" meta:object-count="0"/>
    <meta:generator>LibreOffice/3.5$Linux_X86_64 LibreOffice_project/350m1$Build-202</meta:generator>
  </office:meta>
</office:document-meta>
</file>